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C40000027857A6ADD52209E81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71in" fo:margin-top="0in" fo:margin-bottom="0in" fo:break-before="auto" fo:break-after="auto" table:align="center"/>
    </style:style>
    <style:style style:name="Table1.A" style:family="table-column">
      <style:table-column-properties style:column-width="6.4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4.5521in" fo:margin-top="0in" fo:margin-bottom="0in" fo:break-before="auto" fo:break-after="auto" table:align="center"/>
    </style:style>
    <style:style style:name="Table2.A" style:family="table-column">
      <style:table-column-properties style:column-width="0.9681in"/>
    </style:style>
    <style:style style:name="Table2.B" style:family="table-column">
      <style:table-column-properties style:column-width="1.6979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94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3.7917in" fo:margin-top="0in" fo:margin-bottom="0in" fo:break-before="auto" fo:break-after="auto" table:align="center"/>
    </style:style>
    <style:style style:name="Table3.A" style:family="table-column">
      <style:table-column-properties style:column-width="3.79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7326in" fo:margin-left="0.5in" fo:margin-top="0in" fo:margin-bottom="0in" fo:break-before="auto" fo:break-after="auto" table:align="left"/>
    </style:style>
    <style:style style:name="Table4.A" style:family="table-column">
      <style:table-column-properties style:column-width="6.732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" style:family="table">
      <style:table-properties style:width="3.2292in" fo:margin-left="0.5in" fo:margin-top="0in" fo:margin-bottom="0in" table:align="left"/>
    </style:style>
    <style:style style:name="Table5.A" style:family="table-column">
      <style:table-column-properties style:column-width="3.22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" style:family="table">
      <style:table-properties style:width="6.6979in" fo:margin-left="0.5in" fo:margin-top="0in" fo:margin-bottom="0in" fo:break-before="auto" fo:break-after="auto" table:align="left"/>
    </style:style>
    <style:style style:name="Table6.A" style:family="table-column">
      <style:table-column-properties style:column-width="3.6868in"/>
    </style:style>
    <style:style style:name="Table6.B" style:family="table-column">
      <style:table-column-properties style:column-width="1.003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7" style:family="table">
      <style:table-properties style:width="6.7326in" fo:margin-left="0.5in" fo:margin-top="0in" fo:margin-bottom="0in" fo:break-before="auto" fo:break-after="auto" table:align="left"/>
    </style:style>
    <style:style style:name="Table7.A" style:family="table-column">
      <style:table-column-properties style:column-width="6.732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3.9271in" fo:margin-left="0.5in" fo:margin-top="0in" fo:margin-bottom="0in" table:align="left"/>
    </style:style>
    <style:style style:name="Table8.A" style:family="table-column">
      <style:table-column-properties style:column-width="3.927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P1" style:family="paragraph" style:parent-style-name="Standard" style:list-style-name="WWNum14">
      <style:paragraph-properties fo:text-align="start" style:justify-single-word="false" fo:orphans="0" fo:widows="0"/>
    </style:style>
    <style:style style:name="P2" style:family="paragraph" style:parent-style-name="Standard" style:master-page-name="Standard">
      <style:paragraph-properties fo:margin-left="0.0043in" fo:margin-right="0in" fo:text-indent="0in" style:auto-text-indent="false" style:page-number="1" fo:break-before="auto" fo:break-after="auto"/>
      <style:text-properties fo:font-size="6pt" style:font-size-asian="6pt" style:font-size-complex="6pt"/>
    </style:style>
    <style:style style:name="P3" style:family="paragraph" style:parent-style-name="Standard">
      <style:paragraph-properties fo:margin-left="0in" fo:margin-right="0in" fo:margin-top="0.139in" fo:margin-bottom="0.139in" loext:contextual-spacing="false" fo:line-height="100%" fo:orphans="0" fo:widows="0" fo:text-indent="0in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in" fo:margin-right="0in" fo:margin-top="0.139in" fo:margin-bottom="0.139in" loext:contextual-spacing="false" fo:line-height="100%" fo:orphans="0" fo:widows="0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font-name="Roboto Mono" fo:font-size="9pt" fo:font-weight="bold" style:font-name-asian="Roboto Mono1" style:font-size-asian="9pt" style:font-weight-asian="bold" style:font-name-complex="Roboto Mono1" style:font-size-complex="9pt"/>
    </style:style>
    <style:style style:name="P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font-name="Roboto Mono" fo:font-size="9pt" style:font-name-asian="Roboto Mono1" style:font-size-asian="9pt" style:font-name-complex="Roboto Mono1" style:font-size-complex="9pt"/>
    </style:style>
    <style:style style:name="P10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color="#0000ff"/>
    </style:style>
    <style:style style:name="P11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fo:color="#0000ff" fo:font-weight="bold" style:font-weight-asian="bold"/>
    </style:style>
    <style:style style:name="P12" style:family="paragraph" style:parent-style-name="Standard">
      <style:paragraph-properties fo:margin-left="0in" fo:margin-right="0in" fo:margin-top="0.0693in" fo:margin-bottom="0.0693in" loext:contextual-spacing="false" fo:line-height="100%" fo:orphans="0" fo:widows="0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 fo:break-before="auto" fo:break-after="auto"/>
    </style:style>
    <style:style style:name="P15" style:family="paragraph" style:parent-style-name="Standard" style:list-style-name="WWNum9">
      <style:paragraph-properties fo:margin-top="0.0693in" fo:margin-bottom="0.0693in" loext:contextual-spacing="false" fo:line-height="100%" fo:orphans="0" fo:widows="0" fo:break-before="auto" fo:break-after="auto"/>
    </style:style>
    <style:style style:name="P16" style:family="paragraph" style:parent-style-name="Standard" style:list-style-name="WWNum8">
      <style:paragraph-properties fo:margin-left="0.491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17" style:family="paragraph" style:parent-style-name="Standard" style:list-style-name="WWNum7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8" style:family="paragraph" style:parent-style-name="Standard" style:list-style-name="WWNum2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19" style:family="paragraph" style:parent-style-name="Standard" style:list-style-name="WWNum15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0" style:family="paragraph" style:parent-style-name="Standard" style:list-style-name="WWNum10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1" style:family="paragraph" style:parent-style-name="Standard" style:list-style-name="WWNum16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2" style:family="paragraph" style:parent-style-name="Standard" style:list-style-name="WWNum11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3" style:family="paragraph" style:parent-style-name="Standard" style:list-style-name="WWNum5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4" style:family="paragraph" style:parent-style-name="Standard" style:list-style-name="WWNum6">
      <style:paragraph-properties fo:margin-left="1.0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25" style:family="paragraph" style:parent-style-name="Standard" style:list-style-name="WWNum7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7" style:family="paragraph" style:parent-style-name="Standard" style:list-style-name="WWNum10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8" style:family="paragraph" style:parent-style-name="Standard" style:list-style-name="WWNum16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29" style:family="paragraph" style:parent-style-name="Standard" style:list-style-name="WWNum11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30" style:family="paragraph" style:parent-style-name="Standard" style:list-style-name="WWNum5">
      <style:paragraph-properties fo:margin-left="1.0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31" style:family="paragraph" style:parent-style-name="Standard" style:list-style-name="WWNum6">
      <style:paragraph-properties fo:margin-left="1.0827in" fo:margin-right="0in" fo:margin-top="0.139in" fo:margin-bottom="0in" loext:contextual-spacing="false" fo:line-height="100%" fo:orphans="0" fo:widows="0" fo:text-indent="-0.25in" style:auto-text-indent="false" fo:break-before="auto" fo:break-after="auto"/>
    </style:style>
    <style:style style:name="P32" style:family="paragraph" style:parent-style-name="Standard">
      <style:paragraph-properties fo:margin-left="0.5in" fo:margin-right="0in" fo:margin-top="0in" fo:margin-bottom="0.139in" loext:contextual-spacing="false" fo:line-height="100%" fo:orphans="0" fo:widows="0" fo:text-indent="0.5in" style:auto-text-indent="false" fo:break-before="auto" fo:break-after="auto"/>
    </style:style>
    <style:style style:name="P33" style:family="paragraph" style:parent-style-name="Standard" style:list-style-name="WWNum12"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34" style:family="paragraph" style:parent-style-name="Standard" style:list-style-name="WWNum3"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35" style:family="paragraph" style:parent-style-name="Standard" style:list-style-name="WWNum12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36" style:family="paragraph" style:parent-style-name="Standard" style:list-style-name="WWNum12">
      <style:paragraph-properties fo:margin-left="1in" fo:margin-right="0in" fo:margin-top="0in" fo:margin-bottom="0.139in" loext:contextual-spacing="false" fo:line-height="100%" fo:orphans="0" fo:widows="0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/>
    </style:style>
    <style:style style:name="P41" style:family="paragraph" style:parent-style-name="Standard" style:list-style-name="WWNum4">
      <style:paragraph-properties fo:margin-left="1.0827in" fo:margin-right="0in" fo:margin-top="0in" fo:margin-bottom="0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2" style:family="paragraph" style:parent-style-name="Standard" style:list-style-name="WWNum4">
      <style:paragraph-properties fo:margin-left="1.0827in" fo:margin-right="0in" fo:margin-top="0in" fo:margin-bottom="0.139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5in" fo:margin-right="0in" fo:margin-top="0in" fo:margin-bottom="0.139in" loext:contextual-spacing="false" fo:line-height="100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44" style:family="paragraph" style:parent-style-name="Standard" style:list-style-name="WWNum1">
      <style:paragraph-properties fo:margin-left="1.5827in" fo:margin-right="0in" fo:margin-top="0in" fo:margin-bottom="0in" loext:contextual-spacing="false" fo:line-height="100%" fo:orphans="0" fo:widows="0" fo:text-indent="-0.25in" style:auto-text-indent="false" fo:break-before="auto" fo:break-after="auto"/>
    </style:style>
    <style:style style:name="P45" style:family="paragraph" style:parent-style-name="Standard" style:list-style-name="WWNum1">
      <style:paragraph-properties fo:margin-left="1.5827in" fo:margin-right="0in" fo:margin-top="0in" fo:margin-bottom="0.139in" loext:contextual-spacing="false" fo:line-height="100%" fo:orphans="0" fo:widows="0" fo:text-indent="-0.25in" style:auto-text-indent="false" fo:break-before="auto" fo:break-after="auto"/>
    </style:style>
    <style:style style:name="P46" style:family="paragraph" style:parent-style-name="Standard" style:list-style-name="WWNum13">
      <style:paragraph-properties fo:margin-left="0.6398in" fo:margin-right="0in" fo:text-align="start" style:justify-single-word="false" fo:orphans="0" fo:widows="0" fo:text-indent="-0.3929in" style:auto-text-indent="false"/>
    </style:style>
    <style:style style:name="P47" style:family="paragraph" style:parent-style-name="Standard">
      <style:paragraph-properties fo:break-before="auto" fo:break-after="auto"/>
    </style:style>
    <style:style style:name="P48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P49" style:family="paragraph" style:parent-style-name="Standard">
      <style:paragraph-properties fo:line-height="115%" fo:text-align="center" style:justify-single-word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fo:font-weight="bold" fo:background-color="#cfe2f3" loext:char-shading-value="0" style:font-weight-asian="bold"/>
    </style:style>
    <style:style style:name="T3" style:family="text">
      <style:text-properties fo:color="#0000ff" fo:font-weight="bold" style:font-weight-asian="bold"/>
    </style:style>
    <style:style style:name="T4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ff"/>
    </style:style>
    <style:style style:name="T6" style:family="text">
      <style:text-properties fo:color="#0000ff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color="#0000ff" style:font-name="Roboto Mono" fo:font-size="10pt" style:font-name-asian="Roboto Mono1" style:font-size-asian="10pt" style:font-name-complex="Roboto Mono1" style:font-size-complex="10pt"/>
    </style:style>
    <style:style style:name="T8" style:family="text">
      <style:text-properties fo:color="#0000ff" style:font-name="Roboto Mono" style:font-name-asian="Roboto Mono1" style:font-name-complex="Roboto Mono1"/>
    </style:style>
    <style:style style:name="T9" style:family="text">
      <style:text-properties fo:color="#0000ff" style:font-name="Roboto Mono" style:text-underline-style="none" style:font-name-asian="Roboto Mono1" style:font-name-complex="Roboto Mono1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color="#38761d" fo:font-style="italic" fo:font-weight="bold" style:font-style-asian="italic" style:font-weight-asian="bold"/>
    </style:style>
    <style:style style:name="T12" style:family="text">
      <style:text-properties fo:color="#ff0000" fo:font-style="italic" fo:font-weight="bold" style:font-style-asian="italic" style:font-weight-asian="bold"/>
    </style:style>
    <style:style style:name="T13" style:family="text">
      <style:text-properties style:text-underline-style="none"/>
    </style:style>
    <style:style style:name="T14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15" style:family="text">
      <style:text-properties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16" style:family="text">
      <style:text-properties style:font-name="Roboto Mono" fo:font-size="9pt" fo:font-weight="bold" style:font-name-asian="Roboto Mono1" style:font-size-asian="9pt" style:font-weight-asian="bold" style:font-name-complex="Roboto Mono1" style:font-size-complex="9pt"/>
    </style:style>
    <style:style style:name="T17" style:family="text">
      <style:text-properties style:font-name="Roboto Mono" fo:font-size="9pt" style:font-name-asian="Roboto Mono1" style:font-size-asian="9pt" style:font-name-complex="Roboto Mono1" style:font-size-complex="9pt"/>
    </style:style>
    <style:style style:name="T18" style:family="text">
      <style:text-properties style:font-name="Roboto Mono" fo:font-size="9pt" style:text-underline-style="none" style:font-name-asian="Roboto Mono1" style:font-size-asian="9pt" style:font-name-complex="Roboto Mono1" style:font-size-complex="9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style:font-name="Arial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">ATIVIDADE DE REVISÃO - CONTEÚDOS DA 1ª ETAPA</text:span></text:p>
            <text:p text:style-name="P5"><text:span text:style-name="T2">COM RESPOSTAS</text:span></text:p>
            <text:p text:style-name="P6"/>
            <text:p text:style-name="P7"><text:span text:style-name="T1">CURSO: </text:span>TECNOLOGIA EM ANÁLISE E DESENVOLVIMENTO DE SISTEMAS</text:p>
            <text:p text:style-name="P7"><text:span text:style-name="T1">DISCIPLINA: </text:span>ESTRUTURAS DE DADOS</text:p>
            <text:p text:style-name="P7"><text:span text:style-name="T1">PERÍODO LETIVO:</text:span> 2025-02</text:p>
            <text:p text:style-name="P7"><text:span text:style-name="T1">PROFESSOR:</text:span> FELIPE MARTIN SAMPAIO</text:p>
          </table:table-cell>
        </table:table-row>
      </table:table>
      <text:p text:style-name="P3"/>
      <text:p text:style-name="P4"><text:span text:style-name="T10">INSTRUÇÕES:</text:span></text:p>
      <text:list xml:id="list3002178537" text:style-name="WWNum9">
        <text:list-item>
          <text:p text:style-name="P15">Esta atividade tem como objetivo trazer exemplos de questões e exercícios sobre os conteúdos estudados na 1ª etapa da disciplina.</text:p>
        </text:list-item>
      </text:list>
      <text:p text:style-name="P12"/>
      <text:list xml:id="list121427569" text:style-name="WWNum8">
        <text:list-item>
          <text:p text:style-name="P16">Sobre estruturas de dados, analise as assertivas abaixo:</text:p>
        </text:list-item>
      </text:list>
      <text:list xml:id="list1472740520" text:style-name="WWNum7">
        <text:list-item>
          <text:p text:style-name="P17">Objetos podem ser inseridos em uma pilha a qualquer momento, mas apenas o que foi inserido mais recentemente (isto é, o último) pode ser removido a qualquer momento. <text:span text:style-name="T11">⇒ CORRETO</text:span></text:p>
        </text:list-item>
        <text:list-item>
          <text:p text:style-name="P17">Em uma fila, os elementos podem ser inseridos a qualquer momento, mas apenas o elemento que está a mais tempo na fila pode ser removido. <text:span text:style-name="T11">⇒ CORRETO</text:span></text:p>
        </text:list-item>
        <text:list-item>
          <text:p text:style-name="P25">Em uma fila, os elementos são inseridos e removidos de acordo com o princípio “o último que entra é o primeiro que sai”. <text:span text:style-name="T12">⇒ INCORRETO</text:span></text:p>
        </text:list-item>
      </text:list>
      <text:p text:style-name="P32">Quais estão corretas?</text:p>
      <text:list xml:id="list70773055" text:style-name="WWNum2">
        <text:list-item>
          <text:p text:style-name="P18">Apenas I.</text:p>
        </text:list-item>
        <text:list-item>
          <text:p text:style-name="P18">Apenas II.</text:p>
        </text:list-item>
        <text:list-item>
          <text:p text:style-name="P18">Apenas III.</text:p>
        </text:list-item>
        <text:list-item>
          <text:p text:style-name="P18"><text:span text:style-name="T4">Apenas I e II.</text:span></text:p>
        </text:list-item>
        <text:list-item>
          <text:p text:style-name="P26">I, II e III.</text:p>
        </text:list-item>
      </text:list>
      <text:p text:style-name="P32"/>
      <text:list xml:id="list165101874973834" text:continue-list="list121427569" text:style-name="WWNum8">
        <text:list-item>
          <text:p text:style-name="P16">Em relação às estruturas de dados do tipo lista, analise as assertivas abaixo, assinalando V, se verdadeiras, ou F, se falsas.</text:p>
        </text:list-item>
      </text:list>
      <text:list xml:id="list2831369742" text:style-name="WWNum15">
        <text:list-item>
          <text:p text:style-name="P19">Uma implementação de fila por meio de vetores é circular e delimitada pelos apontadores Frente e Trás. Para enfileirar um item, basta mover o apontador Trás uma posição no sentido horário; para desenfileirar um item, basta mover o apontador Frente no sentido horário. <text:span text:style-name="T12">⇒ F</text:span></text:p>
        </text:list-item>
        <text:list-item>
          <text:p text:style-name="P19">Em uma lista duplamente encadeada, todas as inserções são realizadas em um extremo da lista, enquanto que as exclusões e acessos são realizados no outro extremo da lista. <text:span text:style-name="T12">⇒ F</text:span></text:p>
        </text:list-item>
        <text:list-item>
          <text:p text:style-name="P19">Filas são utilizadas quando se deseja processar itens de acordo com a ordem “primeiro-que-chega, primeiro-atendido”. <text:span text:style-name="T11">⇒ V</text:span></text:p>
        </text:list-item>
        <text:list-item>
          <text:p text:style-name="P19">Uma pilha é uma lista linear nas quais inserções, exclusões e acessos a itens ocorrem sempre em um dos extremos da lista. <text:span text:style-name="T11">⇒ V</text:span><text:line-break/></text:p>
        </text:list-item>
      </text:list>
      <text:list xml:id="list3894337797" text:style-name="WWNum10">
        <text:list-item>
          <text:p text:style-name="P20">V - F - F - V</text:p>
        </text:list-item>
        <text:list-item>
          <text:p text:style-name="P20">V - V - F - F</text:p>
        </text:list-item>
        <text:list-item>
          <text:p text:style-name="P20">V - F - V - F</text:p>
        </text:list-item>
        <text:list-item>
          <text:p text:style-name="P20"><text:soft-page-break/>F - V - F - V</text:p>
        </text:list-item>
        <text:list-item>
          <text:p text:style-name="P27"><text:span text:style-name="T4">F - F - V - V</text:span></text:p>
        </text:list-item>
      </text:list>
      <text:p text:style-name="P32"/>
      <text:list xml:id="list165103252498083" text:continue-list="list165101874973834" text:style-name="WWNum8">
        <text:list-item>
          <text:p text:style-name="P16">A figura a seguir exibe o conteúdo de três pilhas: P1, P2 e P3</text:p>
        </text:list-item>
      </text:list>
      <text:p text:style-name="P32">O método chamado exibePilha recebe essas três pilhas como parâmetros e executa os seguintes passos:</text:p>
      <text:list xml:id="list1441452936" text:style-name="WWNum12">
        <text:list-item>
          <text:p text:style-name="P33">Cria uma pilha (A1) e uma fila (A2) auxiliares, inicialmente vazias;</text:p>
        </text:list-item>
        <text:list-item>
          <text:p text:style-name="P35">Remove um elemento de P1 e o insere em A1. Em seguida, remove um elemento de P2 e o insere em A1. Repete esses dois procedimentos até que P1 e P2 fiquem, ambas, vazias;</text:p>
        </text:list-item>
        <text:list-item>
          <text:p text:style-name="P35">Remove um elemento de P3 e o insere em A1. Repete este procedimento até que P3 fique vazia;</text:p>
        </text:list-item>
        <text:list-item>
          <text:p text:style-name="P35">Remove um elemento de A1 e o insere em A2. Repete este procedimento até que A1 fique vazia;</text:p>
        </text:list-item>
        <text:list-item>
          <text:p text:style-name="P36">Remove um elemento de A2 e o exibe na tela. Repete esse procedimento 4 vezes.</text:p>
        </text:list-item>
      </text:list>
      <text:p text:style-name="P13"><text:tab/>O que será exibido na tela quando o método exibirPilha for executado?</text:p>
      <text:list xml:id="list1712990597" text:style-name="WWNum16">
        <text:list-item>
          <text:p text:style-name="P21">10 25 30 40</text:p>
        </text:list-item>
        <text:list-item>
          <text:p text:style-name="P21">15 10 28 25</text:p>
        </text:list-item>
        <text:list-item>
          <text:p text:style-name="P21"><text:span text:style-name="T4">20 35 34 40</text:span></text:p>
        </text:list-item>
        <text:list-item>
          <text:p text:style-name="P21">10 15 25 28</text:p>
        </text:list-item>
        <text:list-item>
          <text:p text:style-name="P28">40 34 30 60</text:p>
        </text:list-item>
      </text:list>
      <text:p text:style-name="P32"/>
      <text:list xml:id="list165101820864946" text:continue-list="list165103252498083" text:style-name="WWNum8">
        <text:list-item>
          <text:p text:style-name="P16">Sobre pilhas, listas e filas, considere as afirmativas a seguir.</text:p>
        </text:list-item>
      </text:list>
      <text:list xml:id="list1114428290" text:style-name="WWNum11">
        <text:list-item>
          <text:p text:style-name="P22">As estruturas de dados pilhas, listas e filas armazenam coleções de itens. A característica que as distingue é a ordem em que podem ser retirados os itens dessas coleções em relação à ordem em que foram inseridos. <text:span text:style-name="T11">⇒ V</text:span></text:p>
        </text:list-item>
        <text:list-item>
          <text:p text:style-name="P22">Considere que os itens A, B, C, D, E foram inseridos nessa ordem em uma fila. Necessariamente, o primeiro elemento a ser removido dessa fila é o elemento A. <text:span text:style-name="T11">⇒ V</text:span></text:p>
        </text:list-item>
        <text:list-item>
          <text:p text:style-name="P22">Considere que os itens A, B, C, D, E foram inseridos nessa ordem em uma pilha. Necessariamente, o último elemento a ser removido dessa pilha é o elemento E. <text:s/><text:span text:style-name="T12">⇒ F</text:span></text:p>
        </text:list-item>
        <text:list-item>
          <text:p text:style-name="P29">Considere que os itens A, B, C, D, E foram inseridos nessa ordem em uma lista. Necessariamente, o primeiro elemento a ser removido dessa fila é o elemento A. <text:span text:style-name="T12">⇒ F</text:span></text:p>
        </text:list-item>
      </text:list>
      <text:p text:style-name="P32">Assinale a alternativa <text:span text:style-name="T1">CORRETA</text:span>.</text:p>
      <text:list xml:id="list594832935" text:style-name="WWNum5">
        <text:list-item>
          <text:p text:style-name="P23"><text:span text:style-name="T4">Somente as afirmativas I e II estão corretas.</text:span></text:p>
        </text:list-item>
        <text:list-item>
          <text:p text:style-name="P23">Somente as afirmativas I e IV estão corretas.</text:p>
        </text:list-item>
        <text:list-item>
          <text:p text:style-name="P23">Somente as afirmativas III e IV estão corretas.</text:p>
        </text:list-item>
        <text:list-item>
          <text:p text:style-name="P23"><text:soft-page-break/>Somente as afirmativas I, II e III estão corretas.</text:p>
        </text:list-item>
        <text:list-item>
          <text:p text:style-name="P30">Somente as afirmativas II, III e IV estão corretas.</text:p>
        </text:list-item>
      </text:list>
      <text:p text:style-name="P32"/>
      <text:list xml:id="list165102969004192" text:continue-list="list165101820864946" text:style-name="WWNum8">
        <text:list-item>
          <text:p text:style-name="P16">Considere a lista duplamente encadeada a seguir. A ordem do conteúdo dos componentes, segundo a instância da lista apresentada, é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><text:span text:style-name="T1">Endereço do Nodo</text:span></text:p>
          </table:table-cell>
          <table:table-cell table:style-name="Table2.A1" office:value-type="string">
            <text:p text:style-name="P38"><text:span text:style-name="T1">Elemento</text:span></text:p>
          </table:table-cell>
          <table:table-cell table:style-name="Table2.A1" office:value-type="string">
            <text:p text:style-name="P38"><text:span text:style-name="T1">Endereço do Nodo Anterior</text:span></text:p>
          </table:table-cell>
          <table:table-cell table:style-name="Table2.A1" office:value-type="string">
            <text:p text:style-name="P38"><text:span text:style-name="T1">Endereço do Nodo Próximo</text:span></text:p>
          </table:table-cell>
        </table:table-row>
        <table:table-row table:style-name="Table2.1"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Verde</text:p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null</text:p>
          </table:table-cell>
        </table:table-row>
        <table:table-row table:style-name="Table2.1"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Azul</text:p>
          </table:table-cell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38">3</text:p>
          </table:table-cell>
        </table:table-row>
        <table:table-row table:style-name="Table2.1"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Amarelo</text:p>
          </table:table-cell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1</text:p>
          </table:table-cell>
        </table:table-row>
        <table:table-row table:style-name="Table2.1"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38">Vermelho</text:p>
          </table:table-cell>
          <table:table-cell table:style-name="Table2.A1" office:value-type="string">
            <text:p text:style-name="P38">null</text:p>
          </table:table-cell>
          <table:table-cell table:style-name="Table2.A1" office:value-type="string">
            <text:p text:style-name="P38">2</text:p>
          </table:table-cell>
        </table:table-row>
      </table:table>
      <text:p text:style-name="P32"/>
      <text:list xml:id="list274722105" text:style-name="WWNum4">
        <text:list-item>
          <text:p text:style-name="P41">Amarelo, Verde, Azul, Vermelho</text:p>
        </text:list-item>
        <text:list-item>
          <text:p text:style-name="P41"><text:span text:style-name="T4">Vermelho, Azul, Amarelo, Verde</text:span></text:p>
        </text:list-item>
        <text:list-item>
          <text:p text:style-name="P41">Azul, Verde, Vermelho, Amarelo</text:p>
        </text:list-item>
        <text:list-item>
          <text:p text:style-name="P41">Verde, Vermelho, Amarelo, Azul</text:p>
        </text:list-item>
        <text:list-item>
          <text:p text:style-name="P42">Vermelho, Azul, Verde, Amarelo</text:p>
        </text:list-item>
      </text:list>
      <text:p text:style-name="P43"/>
      <text:list xml:id="list165102654875965" text:continue-list="list165102969004192" text:style-name="WWNum8">
        <text:list-item>
          <text:p text:style-name="P16">Considere o seguinte trecho de código para a classe <text:span text:style-name="T14">ListaTAD</text:span>, implementada na Atividade Prática 2. 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6">class</text:span><text:span text:style-name="T17"> ListaTAD {</text:span></text:p>
            <text:p text:style-name="P7"><text:span text:style-name="T17"><text:s text:c="4"/></text:span><text:span text:style-name="T16">private</text:span><text:span text:style-name="T17"> Nodo inicio, fim;</text:span></text:p>
            <text:p text:style-name="P7"><text:span text:style-name="T17"><text:s text:c="4"/></text:span><text:span text:style-name="T16">private int</text:span><text:span text:style-name="T17"> num;</text:span></text:p>
            <text:p text:style-name="P8"/>
            <text:p text:style-name="P7"><text:span text:style-name="T16"><text:s text:c="4"/>public void</text:span><text:span text:style-name="T17"> foo1() {</text:span></text:p>
            <text:p text:style-name="P7"><text:span text:style-name="T17"><text:s text:c="8"/>Nodo aux = </text:span><text:span text:style-name="T16">this</text:span><text:span text:style-name="T17">.fim;</text:span></text:p>
            <text:p text:style-name="P7"><text:span text:style-name="T17"><text:s text:c="8"/></text:span><text:span text:style-name="T16">while</text:span><text:span text:style-name="T17">(aux != null) {</text:span></text:p>
            <text:p text:style-name="P7"><text:span text:style-name="T17"><text:s text:c="12"/>System.out.println(aux.elem);</text:span></text:p>
            <text:p text:style-name="P7"><text:span text:style-name="T17"><text:s text:c="12"/>aux = aux.ant;</text:span></text:p>
            <text:p text:style-name="P7"><text:span text:style-name="T17"><text:s text:c="8"/>}</text:span></text:p>
            <text:p text:style-name="P7"><text:span text:style-name="T17"><text:s text:c="4"/>}</text:span></text:p>
            <text:p text:style-name="P9"/>
            <text:p text:style-name="P7"><text:span text:style-name="T17"><text:s text:c="4"/></text:span><text:span text:style-name="T16">public void</text:span><text:span text:style-name="T17"> remove(</text:span><text:span text:style-name="T16">int</text:span><text:span text:style-name="T17"> pos) { … }</text:span></text:p>
            <text:p text:style-name="P7"><text:span text:style-name="T17"><text:s text:c="4"/></text:span></text:p>
            <text:p text:style-name="P7"><text:span text:style-name="T17"><text:s text:c="4"/></text:span><text:span text:style-name="T16">public void</text:span><text:span text:style-name="T17"> removeValor(</text:span><text:span text:style-name="T16">int</text:span><text:span text:style-name="T17"> valor) {</text:span></text:p>
            <text:p text:style-name="P7"><text:span text:style-name="T17"><text:s text:c="8"/>//TODO implementar</text:span></text:p>
            <text:p text:style-name="P7"><text:span text:style-name="T17"><text:s text:c="4"/>}</text:span></text:p>
            <text:p text:style-name="P7"><text:span text:style-name="T17">}</text:span></text:p>
          </table:table-cell>
        </table:table-row>
      </table:table>
      <text:list xml:id="list3227222190" text:style-name="WWNum6">
        <text:list-item>
          <text:p text:style-name="P31">Explique a operação que é implementada pela função foo1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9"><text:span text:style-name="T4">Resposta:</text:span><text:span text:style-name="T5"> </text:span></text:p>
            <text:p text:style-name="P40"/>
            <text:p text:style-name="P39"><text:span text:style-name="T5">Realiza a impressão dos elementos da lista na saída padrão na ordem inversa, iniciando pelo último até o primeiro elemento.</text:span></text:p>
          </table:table-cell>
        </table:table-row>
      </table:table>
      <text:p text:style-name="P32"/>
      <text:list xml:id="list165102775698456" text:continue-numbering="true" text:style-name="WWNum6">
        <text:list-item>
          <text:p text:style-name="P24">Implemente o método<text:span text:style-name="T19"> </text:span><text:span text:style-name="T15">void</text:span><text:span text:style-name="T14"> removeValor(</text:span><text:span text:style-name="T15">int</text:span><text:span text:style-name="T14"> valor)</text:span>:</text:p>
        </text:list-item>
      </text:list>
      <text:list xml:id="list4098103030" text:style-name="WWNum1">
        <text:list-item>
          <text:p text:style-name="P44">O método recebe um valor por parâmetro, realiza uma busca por este elemento na lista e realiza a sua remoção;</text:p>
        </text:list-item>
        <text:list-item>
          <text:p text:style-name="P44">Caso haja mais de uma ocorrência do valor na lista, apenas a primeira encontrada é removida;</text:p>
        </text:list-item>
        <text:list-item>
          <text:p text:style-name="P45">Considere que o método <text:span text:style-name="T16">void</text:span><text:span text:style-name="T17"> remove(</text:span><text:span text:style-name="T16">int</text:span><text:span text:style-name="T17"> pos)</text:span>, o qual realiza a remoção de um elemento da lista a partir do índice da posição passado por parâmetro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4">Resposta:</text:span><text:span text:style-name="T5"> </text:span></text:p>
            <text:p text:style-name="P10"/>
            <text:p text:style-name="P7"><text:span text:style-name="T6">public void</text:span><text:span text:style-name="T7"> removeValor(</text:span><text:span text:style-name="T6">int</text:span><text:span text:style-name="T7"> valor) {</text:span></text:p>
            <text:p text:style-name="P7"><text:span text:style-name="T7"><text:s text:c="4"/>Nodo aux = </text:span><text:span text:style-name="T6">this</text:span><text:span text:style-name="T7">.inicio;</text:span></text:p>
            <text:p text:style-name="P7"><text:span text:style-name="T7"><text:s text:c="4"/></text:span><text:span text:style-name="T6">int</text:span><text:span text:style-name="T7"> posRemover = 0;</text:span></text:p>
            <text:p text:style-name="P7"><text:span text:style-name="T7"><text:s text:c="4"/></text:span><text:span text:style-name="T6">while</text:span><text:span text:style-name="T7">(aux != null) {</text:span></text:p>
            <text:p text:style-name="P7"><text:span text:style-name="T7"><text:s text:c="8"/></text:span><text:span text:style-name="T6">if</text:span><text:span text:style-name="T7">(aux.elem == valor) {</text:span></text:p>
            <text:p text:style-name="P7"><text:span text:style-name="T7"><text:s text:c="12"/></text:span><text:span text:style-name="T6">break</text:span><text:span text:style-name="T7">;</text:span></text:p>
            <text:p text:style-name="P7"><text:span text:style-name="T7"><text:s text:c="8"/>}</text:span></text:p>
            <text:p text:style-name="P7"><text:span text:style-name="T7"><text:s text:c="8"/>posRemover ++;</text:span></text:p>
            <text:p text:style-name="P7"><text:span text:style-name="T7"><text:s text:c="8"/>aux = aux.prox;</text:span></text:p>
            <text:p text:style-name="P7"><text:span text:style-name="T7"><text:s text:c="4"/>}</text:span></text:p>
            <text:p text:style-name="P7"><text:span text:style-name="T7"><text:s text:c="4"/></text:span><text:span text:style-name="T6">this</text:span><text:span text:style-name="T7">.remove(posRemover);</text:span></text:p>
            <text:p text:style-name="P7"><text:span text:style-name="T7">} </text:span><text:span text:style-name="T8"><text:s text:c="7"/></text:span></text:p>
          </table:table-cell>
        </table:table-row>
      </table:table>
      <text:p text:style-name="P14"><text:soft-page-break/></text:p>
      <text:list xml:id="list165102040835754" text:continue-list="list165102654875965" text:style-name="WWNum8">
        <text:list-item>
          <text:p text:style-name="P16">Marque na grade a seguir a melhor escolha por uma estrutura de dados, de acordo com os critérios listados. </text:p>
        </text:list-item>
      </text:list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5"><text:span text:style-name="T1">Critério</text:span></text:p>
          </table:table-cell>
          <table:table-cell table:style-name="Table6.A1" office:value-type="string">
            <text:p text:style-name="P5"><text:span text:style-name="T1">Vetor</text:span></text:p>
          </table:table-cell>
          <table:table-cell table:style-name="Table6.A1" office:value-type="string">
            <text:p text:style-name="P5"><text:span text:style-name="T1">Lista encadeada</text:span></text:p>
          </table:table-cell>
          <table:table-cell table:style-name="Table6.A1" office:value-type="string">
            <text:p text:style-name="P5"><text:span text:style-name="T1">Heap</text:span></text:p>
          </table:table-cell>
        </table:table-row>
        <table:table-row table:style-name="Table6.1">
          <table:table-cell table:style-name="Table6.A1" office:value-type="string">
            <text:p text:style-name="P7">Acesso aleatório a um elemento de posição específica</text:p>
          </table:table-cell>
          <table:table-cell table:style-name="Table6.B2" office:value-type="string">
            <text:p text:style-name="P5"><text:span text:style-name="T3">X</text:span></text:p>
          </table:table-cell>
          <table:table-cell table:style-name="Table6.B2" office:value-type="string">
            <text:p text:style-name="P11"/>
          </table:table-cell>
          <table:table-cell table:style-name="Table6.B2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7">Inserção e remoção em ambas as extremidades da estrutura (início e fim)</text:p>
          </table:table-cell>
          <table:table-cell table:style-name="Table6.B2" office:value-type="string">
            <text:p text:style-name="P11"/>
          </table:table-cell>
          <table:table-cell table:style-name="Table6.B2" office:value-type="string">
            <text:p text:style-name="P5"><text:span text:style-name="T3">X</text:span></text:p>
          </table:table-cell>
          <table:table-cell table:style-name="Table6.B2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7">Alocação de memória sob demanda (de acordo com o número de elementos)</text:p>
          </table:table-cell>
          <table:table-cell table:style-name="Table6.B2" office:value-type="string">
            <text:p text:style-name="P11"/>
          </table:table-cell>
          <table:table-cell table:style-name="Table6.B2" office:value-type="string">
            <text:p text:style-name="P5"><text:span text:style-name="T3">X</text:span></text:p>
          </table:table-cell>
          <table:table-cell table:style-name="Table6.B2" office:value-type="string"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7">Manutenção dos dados em ordem de prioridade</text:p>
          </table:table-cell>
          <table:table-cell table:style-name="Table6.B2" office:value-type="string">
            <text:p text:style-name="P11"/>
          </table:table-cell>
          <table:table-cell table:style-name="Table6.B2" office:value-type="string">
            <text:p text:style-name="P11"/>
          </table:table-cell>
          <table:table-cell table:style-name="Table6.B2" office:value-type="string">
            <text:p text:style-name="P5"><text:span text:style-name="T3">X</text:span></text:p>
          </table:table-cell>
        </table:table-row>
      </table:table>
      <text:p text:style-name="P32"/>
      <text:list xml:id="list165102608469879" text:continue-numbering="true" text:style-name="WWNum8">
        <text:list-item>
          <text:p text:style-name="P16">Utilizando o simulador Web para visualização das operações referente à estruturas de dados Heap, realize as seguintes operações e responde os seguintes questionamentos:<text:line-break/><text:span text:style-name="T20">Link para o simulador Web: </text:span><text:a xlink:type="simple" xlink:href="https://gallery.selfboot.cn/en/algorithms/heap" text:style-name="ListLabel_20_145" text:visited-style-name="ListLabel_20_145"><text:span text:style-name="T21">https://gallery.selfboot.cn/en/algorithms/heap</text:span></text:a><text:span text:style-name="T20"> 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3257859081" text:style-name="WWNum13">
              <text:list-item>
                <text:p text:style-name="P46"><text:span text:style-name="T17">ENFILEIRA 40</text:span></text:p>
              </text:list-item>
              <text:list-item>
                <text:p text:style-name="P46"><text:span text:style-name="T17">ENFILEIRA 50</text:span></text:p>
              </text:list-item>
              <text:list-item>
                <text:p text:style-name="P46"><text:span text:style-name="T17">ENFILEIRA 100</text:span></text:p>
              </text:list-item>
              <text:list-item>
                <text:p text:style-name="P46"><text:span text:style-name="T17">ENFILEIRA 90</text:span></text:p>
              </text:list-item>
              <text:list-item>
                <text:p text:style-name="P46"><text:span text:style-name="T17">ENFILEIRA 10</text:span></text:p>
              </text:list-item>
              <text:list-item>
                <text:p text:style-name="P46"><text:span text:style-name="T17">DESENFILEIRA</text:span></text:p>
              </text:list-item>
              <text:list-item>
                <text:p text:style-name="P46"><text:span text:style-name="T17">ENFILEIRA 105</text:span></text:p>
              </text:list-item>
              <text:list-item>
                <text:p text:style-name="P46"><text:span text:style-name="T17">DESENFILEIRA </text:span></text:p>
              </text:list-item>
              <text:list-item>
                <text:p text:style-name="P46"><text:span text:style-name="T17">ENFILEIRA 70</text:span></text:p>
              </text:list-item>
              <text:list-item>
                <text:p text:style-name="P46"><text:span text:style-name="T17">ENFILEIRA 120</text:span></text:p>
              </text:list-item>
              <text:list-item>
                <text:p text:style-name="P46"><text:span text:style-name="T17">DESENFILEIRA</text:span></text:p>
              </text:list-item>
              <text:list-item>
                <text:p text:style-name="P46"><text:span text:style-name="T17">DESENFILEIRA</text:span></text:p>
              </text:list-item>
              <text:list-item>
                <text:p text:style-name="P46"><text:span text:style-name="T17">ENFILEIRA 60</text:span></text:p>
              </text:list-item>
              <text:list-item>
                <text:p text:style-name="P46"><text:span text:style-name="T17">ENFILEIRA 95</text:span></text:p>
              </text:list-item>
              <text:list-item>
                <text:p text:style-name="P46"><text:span text:style-name="T17">ENFILEIRA 200</text:span></text:p>
              </text:list-item>
            </text:list>
          </table:table-cell>
        </table:table-row>
      </table:table>
      <text:p text:style-name="P32"/>
      <text:p text:style-name="P32">Qual é o estado do vetor que implementa a estrutura Heap ao final das operações das seguintes linhas?</text:p>
      <text:list xml:id="list1878220096" text:style-name="WWNum3">
        <text:list-item>
          <text:p text:style-name="P34">Linha 5</text:p>
        </text:list-item>
        <text:list-item>
          <text:p text:style-name="P34">Linha 10</text:p>
        </text:list-item>
        <text:list-item>
          <text:p text:style-name="P37">Linha 15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4">Resposta:</text:span><text:span text:style-name="T5"> <text:line-break/></text:span></text:p>
            <text:list xml:id="list4054867057" text:style-name="WWNum14">
              <text:list-item>
                <text:p text:style-name="P1"><text:span text:style-name="T8">[INF, 100, 90, 50, 40, 10]</text:span></text:p>
              </text:list-item>
              <text:list-item>
                <text:p text:style-name="P1"><text:span text:style-name="T8">[INF, 120, 70, 90, 10, 40, 50]</text:span></text:p>
              </text:list-item>
              <text:list-item>
                <text:p text:style-name="P1"><text:span text:style-name="T8">[INF, 200, 60, 95, 10, 40, 50, 70]</text:span></text:p>
              </text:list-item>
            </text:list>
          </table:table-cell>
        </table:table-row>
      </table:table>
      <text:p text:style-name="P13"/>
      <text:p text:style-name="P14"/>
      <text:p text:style-name="P14"><text:tab/></text:p>
      <text:p text:style-name="P14"/>
      <text:p text:style-name="P14"/>
      <text:p text:style-name="P3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text-align="justify" style:justify-single-word="false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965in" fo:margin-right="0in" fo:margin-top="0.139in" fo:margin-bottom="0.139in" loext:contextual-spacing="false" fo:line-height="100%" fo:text-indent="-0.25in" style:auto-text-indent="false" fo:break-before="auto" fo:break-after="auto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15%" fo:text-align="center" style:justify-single-word="false" fo:break-before="auto" fo:break-after="auto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break-before="auto" fo:break-after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Roboto Mono" fo:font-family="'Roboto Mono'" style:font-family-generic="roman" style:font-pitch="variable" fo:font-size="9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Roboto Mono" fo:font-family="'Roboto Mono'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prefix="Questão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 fo:break-before="auto" fo:break-after="auto"/>
      <style:text-properties style:font-name="Arial" style:font-name-asian="Arial1" style:font-name-complex="Arial1"/>
    </style:style>
    <style:style style:name="MP2" style:family="paragraph" style:parent-style-name="Standard">
      <style:paragraph-properties fo:line-height="115%" fo:text-align="center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5409in" fo:margin-right="0.4945in" style:writing-mode="lr-tb" style:layout-grid-color="#c0c0c0" style:layout-grid-lines="265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jpg" text:anchor-type="as-char" svg:width="2.8091in" svg:height="0.7165in" draw:z-index="3"><draw:image xlink:href="Pictures/10000000000009C40000027857A6ADD52209E811.jpg" xlink:type="simple" xlink:show="embed" xlink:actuate="onLoad" loext:mime-type="image/jpe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" meta:object-count="0" meta:page-count="4" meta:paragraph-count="154" meta:word-count="1183" meta:character-count="6565" meta:non-whitespace-character-count="5437"/>
    <meta:generator>LibreOfficeDev/6.0.5.2$Linux_X86_64 LibreOffice_project/</meta:generator>
  </office:meta>
</office:document-meta>
</file>